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2" style:family="graphic" style:parent-style-name="standard">
      <style:graphic-properties draw:stroke="none" svg:stroke-color="#000000" draw:fill="none" draw:fill-color="#ffffff" fo:min-height="0.639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stroke="none" svg:stroke-color="#000000" draw:fill="none" draw:fill-color="#ffffff" fo:min-height="0.512cm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none" svg:stroke-color="#000000" draw:fill="none" draw:fill-color="#ffffff" fo:min-height="1.044cm"/>
    </style:style>
    <style:style style:name="gr9" style:family="graphic" style:parent-style-name="standard">
      <style:graphic-properties draw:stroke="none" svg:stroke-color="#000000" draw:fill="none" draw:fill-color="#ffffff" fo:min-height="0.766cm"/>
    </style:style>
    <style:style style:name="gr10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3pt" style:font-size-asian="13pt" style:font-size-complex="13pt"/>
    </style:style>
    <style:style style:name="P3" style:family="paragraph">
      <style:text-properties fo:font-size="11pt" style:font-size-asian="11pt" style:font-size-complex="11pt"/>
    </style:style>
    <style:style style:name="P4" style:family="paragraph">
      <style:paragraph-properties fo:text-align="center"/>
      <style:text-properties fo:font-size="9pt" style:font-size-asian="9pt" style:font-size-complex="9pt"/>
    </style:style>
    <style:style style:name="P5" style:family="paragraph">
      <style:paragraph-properties fo:text-align="center">
        <style:tab-stops/>
      </style:paragraph-properties>
      <style:text-properties fo:font-size="9pt" style:font-size-asian="9pt" style:font-size-complex="9pt"/>
    </style:style>
    <style:style style:name="P6" style:family="paragraph">
      <style:paragraph-properties fo:text-align="center"/>
      <style:text-properties fo:font-size="8pt" style:font-size-asian="8pt" style:font-size-complex="8pt"/>
    </style:style>
    <style:style style:name="T1" style:family="text">
      <style:text-properties fo:font-size="13pt" style:font-size-asian="13pt" style:font-size-complex="13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921cm" svg:height="1.373cm" draw:transform="rotate (1.5707963267946) translate (14.359cm 11.668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2" draw:layer="layout" svg:width="2.54cm" svg:height="0.963cm" svg:x="14.208cm" svg:y="9.763cm">
          <draw:text-box>
            <text:p>ALU</text:p>
          </draw:text-box>
        </draw:frame>
        <draw:line draw:style-name="gr3" draw:text-style-name="P1" draw:layer="layout" svg:x1="14.335cm" svg:y1="9.636cm" svg:x2="11.668cm" svg:y2="9.636cm">
          <text:p/>
        </draw:line>
        <draw:line draw:style-name="gr3" draw:text-style-name="P1" draw:layer="layout" svg:x1="14.335cm" svg:y1="10.906cm" svg:x2="13.954cm" svg:y2="10.906cm">
          <text:p/>
        </draw:line>
        <draw:rect draw:style-name="gr4" draw:text-style-name="P1" draw:layer="layout" svg:width="3.175cm" svg:height="5.969cm" svg:x="8.62cm" svg:y="6.461cm">
          <text:p/>
        </draw:rect>
        <draw:frame draw:style-name="gr5" draw:text-style-name="P2" draw:layer="layout" svg:width="2.667cm" svg:height="1.267cm" svg:x="8.874cm" svg:y="7.096cm">
          <draw:text-box>
            <text:p text:style-name="P2"><text:span text:style-name="T1">Register File</text:span></text:p>
          </draw:text-box>
        </draw:frame>
        <draw:rect draw:style-name="gr6" draw:text-style-name="P1" draw:layer="layout" svg:width="1.397cm" svg:height="1.143cm" svg:x="3.667cm" svg:y="3.921cm">
          <text:p text:style-name="P1">IP</text:p>
        </draw:rect>
        <draw:line draw:style-name="gr3" draw:text-style-name="P1" draw:layer="layout" svg:x1="5.064cm" svg:y1="4.556cm" svg:x2="6.334cm" svg:y2="4.556cm">
          <text:p/>
        </draw:line>
        <draw:custom-shape draw:style-name="gr7" draw:text-style-name="P1" draw:layer="layout" svg:width="2.159cm" svg:height="0.865cm" draw:transform="rotate (1.5707963267946) translate (6.358cm 5.572cm)">
          <text:p/>
          <draw:enhanced-geometry svg:viewBox="0 0 21600 21600" draw:glue-points="?f6 10800 10800 21600 ?f5 10800 10800 0" draw:text-areas="?f3 ?f3 ?f4 ?f4" draw:mirror-horizontal="false" draw:mirror-vertic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8" draw:text-style-name="P3" draw:layer="layout" svg:width="1.161cm" svg:height="1.294cm" svg:x="6.207cm" svg:y="4.302cm">
          <draw:text-box>
            <text:p text:style-name="P3"><text:span text:style-name="T2">+1</text:span></text:p>
          </draw:text-box>
        </draw:frame>
        <draw:rect draw:style-name="gr6" draw:text-style-name="P1" draw:layer="layout" svg:width="8.128cm" svg:height="2.286cm" svg:x="8.874cm" svg:y="14.081cm">
          <text:p text:style-name="P1">IO Mapper</text:p>
        </draw:rect>
        <draw:line draw:style-name="gr3" draw:text-style-name="P1" draw:layer="layout" svg:x1="9.255cm" svg:y1="16.367cm" svg:x2="9.255cm" svg:y2="18.018cm">
          <text:p/>
        </draw:line>
        <draw:rect draw:style-name="gr6" draw:text-style-name="P4" draw:layer="layout" svg:width="2.413cm" svg:height="1.016cm" svg:x="8.112cm" svg:y="18.018cm">
          <text:p text:style-name="P4"><text:span text:style-name="T3">Keyboard Reader</text:span></text:p>
        </draw:rect>
        <draw:line draw:style-name="gr3" draw:text-style-name="P1" draw:layer="layout" svg:x1="11.922cm" svg:y1="16.367cm" svg:x2="11.922cm" svg:y2="18.018cm">
          <text:p/>
        </draw:line>
        <draw:rect draw:style-name="gr6" draw:text-style-name="P4" draw:layer="layout" svg:width="2.413cm" svg:height="1.016cm" svg:x="10.779cm" svg:y="18.018cm">
          <text:p text:style-name="P4"><text:span text:style-name="T3">Video Module</text:span></text:p>
        </draw:rect>
        <draw:line draw:style-name="gr3" draw:text-style-name="P1" draw:layer="layout" svg:x1="15.351cm" svg:y1="16.367cm" svg:x2="15.351cm" svg:y2="18.018cm">
          <text:p/>
        </draw:line>
        <draw:rect draw:style-name="gr4" draw:text-style-name="P1" draw:layer="layout" svg:width="3.048cm" svg:height="1.016cm" svg:x="13.827cm" svg:y="18.018cm">
          <text:p/>
        </draw:rect>
        <draw:frame draw:style-name="gr5" draw:text-style-name="P5" draw:layer="layout" svg:width="3.048cm" svg:height="0.762cm" svg:x="13.827cm" svg:y="18.272cm">
          <draw:text-box>
            <text:p text:style-name="P5"><text:span text:style-name="T3">Address Adapter</text:span></text:p>
          </draw:text-box>
        </draw:frame>
        <draw:line draw:style-name="gr3" draw:text-style-name="P1" draw:layer="layout" svg:x1="15.351cm" svg:y1="19.034cm" svg:x2="15.351cm" svg:y2="19.542cm">
          <text:p/>
        </draw:line>
        <draw:rect draw:style-name="gr6" draw:text-style-name="P4" draw:layer="layout" svg:width="3.048cm" svg:height="1.016cm" svg:x="13.827cm" svg:y="19.415cm">
          <text:p text:style-name="P1"><text:span text:style-name="T3">SD SPI Controller</text:span></text:p>
        </draw:rect>
        <draw:rect draw:style-name="gr6" draw:text-style-name="P1" draw:layer="layout" svg:width="8.128cm" svg:height="2.286cm" svg:x="17.383cm" svg:y="14.081cm">
          <text:p text:style-name="P1">Memory</text:p>
        </draw:rect>
        <draw:ellipse draw:style-name="gr6" draw:text-style-name="P1" draw:layer="layout" svg:width="2.921cm" svg:height="3.683cm" svg:x="22.971cm" svg:y="5.572cm">
          <text:p text:style-name="P1">Control<text:line-break/>Unit</text:p>
        </draw:ellipse>
        <draw:line draw:style-name="gr3" draw:text-style-name="P1" draw:layer="layout" svg:x1="11.795cm" svg:y1="10.271cm" svg:x2="14.335cm" svg:y2="10.271cm">
          <text:p/>
        </draw:line>
        <draw:line draw:style-name="gr3" draw:text-style-name="P1" draw:layer="layout" svg:x1="14.208cm" svg:y1="14.081cm" svg:x2="14.208cm" svg:y2="13.319cm">
          <text:p/>
        </draw:line>
        <draw:line draw:style-name="gr3" draw:text-style-name="P1" draw:layer="layout" svg:x1="18.145cm" svg:y1="14.081cm" svg:x2="18.145cm" svg:y2="13.319cm">
          <text:p/>
        </draw:line>
        <draw:custom-shape draw:style-name="gr1" draw:text-style-name="P1" draw:layer="layout" svg:width="2.159cm" svg:height="0.762cm" svg:x="15.351cm" svg:y="11.9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4.208cm" svg:y1="13.319cm" svg:x2="16.113cm" svg:y2="13.319cm">
          <text:p/>
        </draw:line>
        <draw:line draw:style-name="gr3" draw:text-style-name="P1" draw:layer="layout" svg:x1="16.621cm" svg:y1="13.319cm" svg:x2="18.145cm" svg:y2="13.319cm">
          <text:p/>
        </draw:line>
        <draw:line draw:style-name="gr3" draw:text-style-name="P1" draw:layer="layout" svg:x1="16.113cm" svg:y1="13.319cm" svg:x2="16.113cm" svg:y2="12.684cm">
          <text:p/>
        </draw:line>
        <draw:line draw:style-name="gr3" draw:text-style-name="P1" draw:layer="layout" svg:x1="16.748cm" svg:y1="13.319cm" svg:x2="16.748cm" svg:y2="12.684cm">
          <text:p/>
        </draw:line>
        <draw:rect draw:style-name="gr6" draw:text-style-name="P1" draw:layer="layout" svg:width="1.397cm" svg:height="1.143cm" svg:x="3.667cm" svg:y="2.397cm">
          <text:p text:style-name="P1">EIP</text:p>
        </draw:rect>
        <draw:line draw:style-name="gr3" draw:text-style-name="P1" draw:layer="layout" svg:x1="5.826cm" svg:y1="4.556cm" svg:x2="5.826cm" svg:y2="3.667cm">
          <text:p/>
        </draw:line>
        <draw:line draw:style-name="gr3" draw:text-style-name="P1" draw:layer="layout" svg:x1="5.826cm" svg:y1="3.667cm" svg:x2="2.143cm" svg:y2="3.667cm">
          <text:p/>
        </draw:line>
        <draw:line draw:style-name="gr3" draw:text-style-name="P1" draw:layer="layout" svg:x1="2.143cm" svg:y1="3.667cm" svg:x2="2.143cm" svg:y2="2.905cm">
          <text:p/>
        </draw:line>
        <draw:line draw:style-name="gr3" draw:text-style-name="P1" draw:layer="layout" svg:x1="2.143cm" svg:y1="2.905cm" svg:x2="3.667cm" svg:y2="2.905cm">
          <text:p/>
        </draw:line>
        <draw:custom-shape draw:style-name="gr1" draw:text-style-name="P1" draw:layer="layout" svg:width="1.143cm" svg:height="3.302cm" svg:x="18.526cm" svg:y="2.14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5.064cm" svg:y1="2.905cm" svg:x2="18.526cm" svg:y2="2.905cm">
          <text:p/>
        </draw:line>
        <draw:custom-shape draw:style-name="gr7" draw:text-style-name="P1" draw:layer="layout" svg:width="3.176cm" svg:height="0.739cm" draw:transform="skewX (0.0267035375555082) rotate (-1.56224421346102) translate (4.787cm 7.618cm)">
          <text:p text:style-name="P1">Instruction</text:p>
          <draw:enhanced-geometry svg:viewBox="0 0 21600 21600" draw:type="rectangle" draw:enhanced-path="M 0 0 L 21600 0 21600 21600 0 21600 0 0 Z N"/>
        </draw:custom-shape>
        <draw:line draw:style-name="gr3" draw:text-style-name="P1" draw:layer="layout" svg:x1="8.62cm" svg:y1="9.128cm" svg:x2="4.81cm" svg:y2="9.128cm">
          <text:p/>
        </draw:line>
        <draw:line draw:style-name="gr3" draw:text-style-name="P1" draw:layer="layout" svg:x1="7.604cm" svg:y1="9.763cm" svg:x2="4.81cm" svg:y2="9.763cm">
          <text:p/>
        </draw:line>
        <draw:line draw:style-name="gr3" draw:text-style-name="P1" draw:layer="layout" svg:x1="4.81cm" svg:y1="10.398cm" svg:x2="6.842cm" svg:y2="10.398cm">
          <text:p/>
        </draw:line>
        <draw:line draw:style-name="gr3" draw:text-style-name="P1" draw:layer="layout" svg:x1="6.842cm" svg:y1="10.398cm" svg:x2="6.842cm" svg:y2="12.938cm">
          <text:p/>
        </draw:line>
        <draw:line draw:style-name="gr3" draw:text-style-name="P1" draw:layer="layout" svg:x1="6.842cm" svg:y1="12.938cm" svg:x2="13.954cm" svg:y2="12.938cm">
          <text:p/>
        </draw:line>
        <draw:line draw:style-name="gr3" draw:text-style-name="P1" draw:layer="layout" svg:x1="13.954cm" svg:y1="12.938cm" svg:x2="13.954cm" svg:y2="10.906cm">
          <text:p/>
        </draw:line>
        <draw:custom-shape draw:style-name="gr1" draw:text-style-name="P1" draw:layer="layout" svg:width="0.762cm" svg:height="1.397cm" svg:x="7.604cm" svg:y="9.38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9" draw:layer="layout" svg:width="0.762cm" svg:height="1.016cm" svg:x="7.604cm" svg:y="10.017cm">
          <draw:text-box>
            <text:p>6</text:p>
          </draw:text-box>
        </draw:frame>
        <draw:line draw:style-name="gr3" draw:text-style-name="P1" draw:layer="layout" svg:x1="8.366cm" svg:y1="10.144cm" svg:x2="8.62cm" svg:y2="10.144cm">
          <text:p/>
        </draw:line>
        <draw:line draw:style-name="gr3" draw:text-style-name="P1" draw:layer="layout" svg:x1="15.732cm" svg:y1="10.144cm" svg:x2="17.129cm" svg:y2="10.144cm">
          <text:p/>
        </draw:line>
        <draw:line draw:style-name="gr3" draw:text-style-name="P1" draw:layer="layout" svg:x1="17.129cm" svg:y1="10.144cm" svg:x2="17.129cm" svg:y2="3.794cm">
          <text:p/>
        </draw:line>
        <draw:line draw:style-name="gr3" draw:text-style-name="P1" draw:layer="layout" svg:x1="17.129cm" svg:y1="3.794cm" svg:x2="18.526cm" svg:y2="3.794cm">
          <text:p/>
        </draw:line>
        <draw:line draw:style-name="gr3" draw:text-style-name="P1" draw:layer="layout" svg:x1="7.223cm" svg:y1="4.556cm" svg:x2="14.335cm" svg:y2="4.556cm">
          <text:p/>
        </draw:line>
        <draw:custom-shape draw:style-name="gr7" draw:text-style-name="P1" draw:layer="layout" svg:width="2.921cm" svg:height="1.373cm" draw:transform="rotate (1.5707963267946) translate (14.335cm 6.207cm)">
          <text:p text:style-name="P1">+</text:p>
          <text:p text:style-name="P1"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" draw:text-style-name="P1" draw:layer="layout" svg:x1="14.335cm" svg:y1="5.572cm" svg:x2="12.938cm" svg:y2="5.572cm">
          <text:p/>
        </draw:line>
        <draw:line draw:style-name="gr3" draw:text-style-name="P1" draw:layer="layout" svg:x1="12.938cm" svg:y1="5.572cm" svg:x2="12.938cm" svg:y2="12.938cm">
          <text:p/>
        </draw:line>
        <draw:line draw:style-name="gr3" draw:text-style-name="P1" draw:layer="layout" svg:x1="15.732cm" svg:y1="4.81cm" svg:x2="18.526cm" svg:y2="4.81cm">
          <text:p/>
        </draw:line>
        <draw:line draw:style-name="gr3" draw:text-style-name="P1" draw:layer="layout" svg:x1="15.224cm" svg:y1="6.842cm" svg:x2="12.303cm" svg:y2="6.842cm">
          <text:p/>
        </draw:line>
        <draw:line draw:style-name="gr3" draw:text-style-name="P1" draw:layer="layout" svg:x1="12.303cm" svg:y1="6.842cm" svg:x2="12.303cm" svg:y2="5.826cm">
          <text:p/>
        </draw:line>
        <draw:line draw:style-name="gr3" draw:text-style-name="P1" draw:layer="layout" svg:x1="12.303cm" svg:y1="5.826cm" svg:x2="7.35cm" svg:y2="5.826cm">
          <text:p/>
        </draw:line>
        <draw:line draw:style-name="gr3" draw:text-style-name="P1" draw:layer="layout" svg:x1="8.62cm" svg:y1="7.858cm" svg:x2="7.35cm" svg:y2="7.858cm">
          <text:p/>
        </draw:line>
        <draw:line draw:style-name="gr3" draw:text-style-name="P1" draw:layer="layout" svg:x1="7.35cm" svg:y1="5.826cm" svg:x2="7.35cm" svg:y2="7.858cm">
          <text:p/>
        </draw:line>
        <draw:line draw:style-name="gr3" draw:text-style-name="P1" draw:layer="layout" svg:x1="19.669cm" svg:y1="3.794cm" svg:x2="21.066cm" svg:y2="3.794cm">
          <text:p/>
        </draw:line>
        <draw:line draw:style-name="gr3" draw:text-style-name="P1" draw:layer="layout" svg:x1="21.066cm" svg:y1="3.794cm" svg:x2="21.066cm" svg:y2="1.381cm">
          <text:p/>
        </draw:line>
        <draw:line draw:style-name="gr3" draw:text-style-name="P1" draw:layer="layout" svg:x1="21.066cm" svg:y1="1.381cm" svg:x2="1.508cm" svg:y2="1.381cm">
          <text:p/>
        </draw:line>
        <draw:line draw:style-name="gr3" draw:text-style-name="P1" draw:layer="layout" svg:x1="3.667cm" svg:y1="4.556cm" svg:x2="1.508cm" svg:y2="4.556cm">
          <text:p/>
        </draw:line>
        <draw:line draw:style-name="gr3" draw:text-style-name="P1" draw:layer="layout" svg:x1="1.508cm" svg:y1="1.381cm" svg:x2="1.508cm" svg:y2="4.556cm">
          <text:p/>
        </draw:line>
        <draw:line draw:style-name="gr3" draw:text-style-name="P1" draw:layer="layout" svg:x1="17.129cm" svg:y1="10.144cm" svg:x2="26.019cm" svg:y2="10.144cm">
          <text:p/>
        </draw:line>
        <draw:line draw:style-name="gr3" draw:text-style-name="P1" draw:layer="layout" svg:x1="26.019cm" svg:y1="10.144cm" svg:x2="26.019cm" svg:y2="15.097cm">
          <text:p/>
        </draw:line>
        <draw:line draw:style-name="gr3" draw:text-style-name="P1" draw:layer="layout" svg:x1="26.019cm" svg:y1="15.097cm" svg:x2="25.511cm" svg:y2="15.097cm">
          <text:p/>
        </draw:line>
        <draw:custom-shape draw:style-name="gr1" draw:text-style-name="P1" draw:layer="layout" svg:width="0.635cm" svg:height="1.143cm" svg:x="15.224cm" svg:y="6.33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3" draw:text-style-name="P1" draw:layer="layout" svg:x1="16.367cm" svg:y1="11.922cm" svg:x2="16.367cm" svg:y2="7.096cm">
          <text:p/>
        </draw:line>
        <draw:line draw:style-name="gr3" draw:text-style-name="P1" draw:layer="layout" svg:x1="15.859cm" svg:y1="7.096cm" svg:x2="16.367cm" svg:y2="7.096cm">
          <text:p/>
        </draw:line>
        <draw:line draw:style-name="gr3" draw:text-style-name="P1" draw:layer="layout" svg:x1="15.859cm" svg:y1="6.588cm" svg:x2="17.129cm" svg:y2="6.588cm">
          <text:p/>
        </draw:line>
        <draw:line draw:style-name="gr10" draw:text-style-name="P6" draw:layer="layout" svg:x1="15.478cm" svg:y1="9.382cm" svg:x2="15.478cm" svg:y2="8.62cm">
          <text:p text:style-name="P6"><text:span text:style-name="T4"><text:tab/></text:span><text:span text:style-name="T4"> <text:s/></text:span><text:span text:style-name="T4">Zero</text:span></text:p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Octopi </meta:initial-creator>
    <meta:creation-date>2022-03-18T17:58:09.91</meta:creation-date>
    <dc:date>2022-03-24T17:02:02.24</dc:date>
    <dc:creator>Octopi </dc:creator>
    <meta:editing-duration>P5DT22H48M36S</meta:editing-duration>
    <meta:editing-cycles>10</meta:editing-cycles>
    <meta:generator>OpenOffice/4.1.7$Win32 OpenOffice.org_project/417m1$Build-9800</meta:generator>
    <meta:document-statistic meta:object-count="73"/>
  </office:meta>
</office:document-meta>
</file>